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110cc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271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e8164" officeooo:paragraph-rsid="000e8164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e8164" officeooo:paragraph-rsid="000e816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e8164" officeooo:paragraph-rsid="000e816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f6410" officeooo:paragraph-rsid="000f641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10ccb" officeooo:paragraph-rsid="00110cc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e8164" officeooo:paragraph-rsid="000e816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10ccb" officeooo:paragraph-rsid="00110cc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10ccb" officeooo:paragraph-rsid="0012711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286cb" officeooo:paragraph-rsid="00147b78" style:font-size-asian="10.5pt" style:font-weight-asian="normal" style:font-size-complex="12pt" style:font-weight-complex="normal"/>
    </style:style>
    <style:style style:name="T1" style:family="text">
      <style:text-properties officeooo:rsid="00110ccb"/>
    </style:style>
    <style:style style:name="T2" style:family="text">
      <style:text-properties officeooo:rsid="00127113"/>
    </style:style>
    <style:style style:name="T3" style:family="text">
      <style:text-properties officeooo:rsid="00147b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lhasználói kézikönyv</text:p>
      <text:p text:style-name="P3"/>
      <text:p text:style-name="P4">A program installálása</text:p>
      <text:p text:style-name="P4"/>
      <text:p text:style-name="P8">Gépigény:</text:p>
      <text:p text:style-name="P8"/>
      <text:p text:style-name="P8">Telepítés folyamata:</text:p>
      <text:p text:style-name="P8"/>
      <text:p text:style-name="P5">A program indítása</text:p>
      <text:p text:style-name="P5"/>
      <text:p text:style-name="P6">Fontos beállítások</text:p>
      <text:p text:style-name="P6"/>
      <text:p text:style-name="P6">Ablakok</text:p>
      <text:p text:style-name="P6"/>
      <text:p text:style-name="P7">Műveletek</text:p>
      <text:p text:style-name="P7"/>
      <text:p text:style-name="P9">Másolás:</text:p>
      <text:p text:style-name="P1"><text:span text:style-name="T1">Az egyik ablakban megkeressük a forrás fájlt (vagy könyvtárat/jegyzéket), a másik ablakba pedig beállítjuk a cél könyvtárat. A forrás kijelölése után a másolás gombra történő kattintással, vagy az F5 gomb megnyomásával a célkönyvtárban létrejön a másolat. </text:span><text:span text:style-name="T2">A művelet megkezdése előtt egy kis ablakban megadhatjuk a másolat nevét, mely alapesetben megegyezik az eredeti nevével. </text:span><text:span text:style-name="T1">Ha esetleg a célkönyvtárban van a forrással megegyező nevű fájl vagy könyvtár, egy üzenet tájékoztat minket erről, majd utasítást adhatunk, hogy a program felül írja e az adott fájlt (fájlokat), vagy hagyja esetleg figyelmen kívül.</text:span></text:p>
      <text:p text:style-name="P9">A folyamatot a mégse gomb megnyomásával félbeszakíthatjuk.</text:p>
      <text:p text:style-name="P9"/>
      <text:p text:style-name="P9">Törlés:</text:p>
      <text:p text:style-name="P9">Egy ablakos művelet. Megkeressük a törölni kívánt fájlt (vagy könyvtárat), kijelöljük, majd a törlés gombra kattintással (vagy az F8 megnyomásával) eltávolíthatjuk. Fontos, hogy azt a könyvtárat amiben éppen vagyunk, vagy azt a fájlt, amit éppen használunk, nem tudjuk törölni, erről egy üzenet tájékoztat minket.</text:p>
      <text:p text:style-name="P9"/>
      <text:p text:style-name="P9">Áthelyezés:</text:p>
      <text:p text:style-name="P2"><text:span text:style-name="T1">Két ablakos művelet. Az egyik ablakban megkeressük a forrás fájlt (vagy könyvtárat) amit át kívánunk helyezni, a másik ablakot pedig a célkönyvtárra állítjuk. Az áthelyezendő fájl (vagy könyvtár) kijelölése után az áthelyez gomb megnyomásával (vagy az F6 megnyomásával) sikeresen módosíthatjuk a fájl elérési útvonalát. </text:span><text:span text:style-name="T2">Ha a </text:span><text:span text:style-name="T1">célkönyvtárban van a forrással megegyező nevű fájl vagy könyvtár, egy üzenet tájékoztat minket erről, majd utasítást adhatunk, hogy a program felül írja e az adott fájlt (fájlokat), vagy hagyja esetleg figyelmen kívül.</text:span></text:p>
      <text:p text:style-name="P10"/>
      <text:p text:style-name="P11"><text:span text:style-name="T3">Átnevezés:</text:span></text:p>
      <text:p text:style-name="P11"><text:span text:style-name="T3">Egy ablakos művelet. Az ablakban beállítjuk azt a fájlt (vagy könyvtárat) melynek meg kívánjuk változtatni a nevét, majd az F2 gomb megnyomásával megadhatjuk, hogy mi legyen az új név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4T15:40:12.65</meta:creation-date>
    <dc:date>2010-10-27T18:37:55.64</dc:date>
    <meta:editing-duration>PT01H03M42S</meta:editing-duration>
    <meta:editing-cycles>4</meta:editing-cycles>
    <meta:generator>OpenOffice.org/3.2$Win32 OpenOffice.org_project/320m19$Build-9505</meta:generator>
    <meta:document-statistic meta:table-count="0" meta:image-count="0" meta:object-count="0" meta:page-count="1" meta:paragraph-count="17" meta:word-count="265" meta:character-count="1867"/>
  </office:meta>
</office:document-meta>
</file>